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522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228in"/>
    </style:style>
    <style:style style:name="co8" style:family="table-column">
      <style:table-column-properties fo:break-before="auto" style:column-width="0.348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6373" table:default-cell-style-name="Default"/>
        <table:table-row table:style-name="ro1">
          <table:table-cell office:value-type="string" calcext:value-type="string">
            <text:p>LLTF non HT</text:p>
          </table:table-cell>
          <table:table-cell office:value-type="string" calcext:value-type="string">
            <text:p>pilot carrier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Im + 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zeros</text:p>
          </table:table-cell>
          <table:table-cell/>
          <table:table-cell table:number-columns-repeated="2" office:value-type="string" calcext:value-type="string">
            <text:p>HT4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csi261S i+r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]*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16375"/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]*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16375"/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4]*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55" calcext:value-type="float">
            <text:p>-55</text:p>
          </table:table-cell>
          <table:table-cell table:number-columns-repeated="16375"/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5]*2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54" calcext:value-type="float">
            <text:p>-54</text:p>
          </table:table-cell>
          <table:table-cell table:number-columns-repeated="16375"/>
        </table:table-row>
        <table:table-row table:style-name="ro1">
          <table:table-cell office:value-type="float" office:value="-24" calcext:value-type="float">
            <text:p>-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6]*2"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7]*2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52" calcext:value-type="float">
            <text:p>-52</text:p>
          </table:table-cell>
          <table:table-cell table:number-columns-repeated="16375"/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8]*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table:style-name="ce1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[.C9]*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10]*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9" calcext:value-type="float">
            <text:p>-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11]*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8" calcext:value-type="float">
            <text:p>-1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12]*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7" calcext:value-type="float">
            <text:p>-1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13]*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6" calcext:value-type="float">
            <text:p>-1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14]*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15]*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4" calcext:value-type="float">
            <text:p>-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16]*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3" calcext:value-type="float">
            <text:p>-1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7]*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2" calcext:value-type="float">
            <text:p>-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18]*2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1" calcext:value-type="float">
            <text:p>-1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19]*2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20]*2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-9" calcext:value-type="float">
            <text:p>-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21]*2"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22]*2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1"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table:formula="of:=[.C23]*2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4]*2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C25]*2"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26]*2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27]*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C28]*2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C29]*2"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C30]*2"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C31]*2"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C32]*2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C33]*2"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table:formula="of:=[.C34]*2" office:value-type="float" office:value="64" calcext:value-type="float">
            <text:p>64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zero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7"/>
          <table:table-cell table:style-name="ce2" table:number-columns-repeated="1636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C35]*2"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C36]*2"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</text:p>
          </table:table-cell>
          <table:table-cell office:value-type="float" office:value="35" calcext:value-type="float">
            <text:p>35</text:p>
          </table:table-cell>
          <table:table-cell table:formula="of:=[.C37]*2"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C38]*2"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C39]*2"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C40]*2"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C41]*2"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C42]*2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C43]*2"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C44]*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C45]*2"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C46]*2"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C47]*2"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C48]*2"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C49]*2"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50]*2"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</text:p>
          </table:table-cell>
          <table:table-cell office:value-type="float" office:value="49" calcext:value-type="float">
            <text:p>49</text:p>
          </table:table-cell>
          <table:table-cell table:formula="of:=[.C51]*2"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C52]*2"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C53]*2"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C54]*2"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C55]*2"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C56]*2"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C57]*2"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C58]*2"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zero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 table:visibility="collapse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7:03:49.920106604</meta:creation-date>
    <dc:date>2023-02-07T11:02:19.580813414</dc:date>
    <meta:editing-duration>PT2H39M39S</meta:editing-duration>
    <meta:editing-cycles>4</meta:editing-cycles>
    <meta:generator>LibreOffice/7.4.1.2$MacOSX_AARCH64 LibreOffice_project/3c58a8f3a960df8bc8fd77b461821e42c061c5f0</meta:generator>
    <meta:document-statistic meta:table-count="1" meta:cell-count="532" meta:object-count="0"/>
  </office:meta>
</office:document-meta>
</file>